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svg:font-family="Bahnschrift"/>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justify" style:justify-single-word="false"/>
      <style:text-properties officeooo:rsid="001b7020" officeooo:paragraph-rsid="001b7020"/>
    </style:style>
    <style:style style:name="P2" style:family="paragraph" style:parent-style-name="Heading_20_1">
      <style:paragraph-properties fo:text-align="justify" style:justify-single-word="false"/>
    </style:style>
    <style:style style:name="P3" style:family="paragraph" style:parent-style-name="Heading_20_1" style:list-style-name="">
      <style:paragraph-properties fo:text-align="justify" style:justify-single-word="false"/>
    </style:style>
    <style:style style:name="P4" style:family="paragraph" style:parent-style-name="Heading_20_1">
      <style:paragraph-properties fo:text-align="justify" style:justify-single-word="false" fo:break-before="page"/>
    </style:style>
    <style:style style:name="P5" style:family="paragraph" style:parent-style-name="Quotations" style:list-style-name="L4">
      <style:paragraph-properties fo:text-align="justify" style:justify-single-word="false"/>
    </style:style>
    <style:style style:name="P6" style:family="paragraph" style:parent-style-name="Quotations" style:list-style-name="L3">
      <style:paragraph-properties fo:text-align="justify" style:justify-single-word="false"/>
    </style:style>
    <style:style style:name="P7" style:family="paragraph" style:parent-style-name="Standard">
      <style:paragraph-properties fo:text-align="justify" style:justify-single-word="false"/>
      <style:text-properties officeooo:paragraph-rsid="001b7020"/>
    </style:style>
    <style:style style:name="P8" style:family="paragraph" style:parent-style-name="Standard">
      <style:paragraph-properties fo:text-align="justify" style:justify-single-word="false"/>
      <style:text-properties officeooo:paragraph-rsid="001a761d"/>
    </style:style>
    <style:style style:name="P9" style:family="paragraph" style:parent-style-name="Standard">
      <style:paragraph-properties fo:text-align="justify" style:justify-single-word="false"/>
      <style:text-properties officeooo:rsid="001d15cb" officeooo:paragraph-rsid="001d15cb"/>
    </style:style>
    <style:style style:name="P10" style:family="paragraph" style:parent-style-name="Text_20_body">
      <style:paragraph-properties fo:text-align="justify" style:justify-single-word="false"/>
      <style:text-properties officeooo:rsid="001b7020" officeooo:paragraph-rsid="001b7020"/>
    </style:style>
    <style:style style:name="P11" style:family="paragraph" style:parent-style-name="Text_20_body">
      <style:paragraph-properties fo:text-align="justify" style:justify-single-word="false"/>
      <style:text-properties officeooo:paragraph-rsid="001b7020"/>
    </style:style>
    <style:style style:name="P12" style:family="paragraph" style:parent-style-name="Text_20_body" style:list-style-name="L5">
      <style:paragraph-properties fo:text-align="justify"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list-style-name="L4">
      <style:paragraph-properties fo:text-align="justify" style:justify-single-word="false"/>
    </style:style>
    <style:style style:name="P15" style:family="paragraph" style:parent-style-name="Text_20_body" style:list-style-name="L3">
      <style:paragraph-properties fo:text-align="justify" style:justify-single-word="false"/>
    </style:style>
    <style:style style:name="P16" style:family="paragraph" style:parent-style-name="Text_20_body">
      <style:paragraph-properties fo:text-align="justify" style:justify-single-word="false"/>
      <style:text-properties officeooo:paragraph-rsid="001a761d"/>
    </style:style>
    <style:style style:name="P17" style:family="paragraph" style:parent-style-name="Text_20_body" style:list-style-name="L2">
      <style:paragraph-properties fo:text-align="justify" style:justify-single-word="false"/>
    </style:style>
    <style:style style:name="P18" style:family="paragraph" style:parent-style-name="Text_20_body" style:list-style-name="L1">
      <style:paragraph-properties fo:text-align="justify" style:justify-single-word="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taubschatten - Kampagne</text:h>
      <text:p text:style-name="P10">Diese Kampagne . Die Kampagne besteht aus 5 Abenteuern. Diese sind separat spielbar. Aber eben auch als Kampagne. </text:p>
      <text:p text:style-name="P10">Darum geht es: Die Propaganda wird schärfer, die marsische Gesellschaft immer feindlicher: gegenüber Aussermarsern, Behinderten und KI. Und: ein Krieg bahnt sich an, der das gesamte Sonnensystem in Brand zu stecken droht. </text:p>
      <text:p text:style-name="P10">Und all dies geht zurück auf das Wirken einer einzigen Person: dem Marsianischen Zephyr. Die Aufgabe der Kadetten ist einfach zu beschreiben, jedoch nicht einfach zu vollbringen: Tötet den Marsianischen Zephyr! </text:p>
      <text:p text:style-name="P10">Sobald diese Person tot ist, so wisst ihr, dann wird Friede einkehren.</text:p>
      <text:p text:style-name="P10"><text:span text:style-name="T1">Dem Meister zum Geleit</text:span>: Wenn du ein Spieler bist: Lies nicht weiter. Du hörst jetzt hier auf und klappst den Text zu. Los, Heft schliessen! Kadetten wie Spieler werden vor schwerwiegende moralische Entscheidungen gestellt. Die Kadetten werden verwundet werden, scheitern, sterben. Die Spieler verzweifeln. Diese Kampagne wurde geschrieben, um zu scheitern … um genau an diesem Scheitern zu wachsen. Als Meister tauchst du in schlimme Wasser ein. Du wirst einen totalitären Staat repräsentieren, Ungerechtigkeiten geschehen lassen müssen, furchtbare Dinge sagen, die dich anwidern, und vieles andere mehr. Gestalte diese Welt dunkel und feindlich, kleine nichts in schöne Worte, beschönige nichts. Am Ende gibt es einen Silberstreif am Horizont ... einen kleinen … aber immerhin.</text:p>
      <text:h text:style-name="P2" text:outline-level="1">Adventure 1 – “The Quiet Rebellion”</text:h>
      <text:p text:style-name="P7">Theme: First Doubt<text:line-break/>Moral Abyss:<text:line-break/>The children must choose between obedience and truth.<text:line-break/>They discover:<text:line-break/><text:line-break/>propaganda lies<text:line-break/><text:line-break/>a Dreifinger child is accused of “terrorism”<text:line-break/><text:line-break/>they can save it — or stay silent<text:line-break/><text:line-break/>Result:<text:line-break/>They choose truth → marked as “unzuverlässig”.</text:p>
      <text:p text:style-name="P11"><text:span text:style-name="Strong_20_Emphasis">Thema:</text:span> Zweifel am System / Ursprung der Gewalt<text:line-break/><text:span text:style-name="Strong_20_Emphasis">Einbindung Zeitlinie:</text:span></text:p>
      <text:list text:style-name="L5">
        <text:list-item>
          <text:p text:style-name="P12">Die <text:span text:style-name="Strong_20_Emphasis">Modularfaust</text:span> wird im Lager neu aktiviert.</text:p>
        </text:list-item>
        <text:list-item>
          <text:p text:style-name="P12">Dabei entstehen <text:span text:style-name="Strong_20_Emphasis">Gleichwarmkristalle</text:span>, und die Kinder erleben die „Kältekristallphase“.</text:p>
        </text:list-item>
        <text:list-item>
          <text:p text:style-name="P12"><text:soft-page-break/>Alte Dokumente der Modularfaust enthalten <text:span text:style-name="Strong_20_Emphasis">Protokolle der UW-Bombe</text:span>, eingeschmolzen in defekten Bauteilen.</text:p>
        </text:list-item>
        <text:list-item>
          <text:p text:style-name="P12">Ein Kadett (oder Camilla rückwirkend) reagiert seltsam → wegen <text:span text:style-name="Strong_20_Emphasis">Gottesstaub-Resonanz</text:span>.</text:p>
        </text:list-item>
        <text:list-item>
          <text:p text:style-name="P12">Die Kinder müssen entscheiden, ob sie eine Fehlfunktion melden oder vertuschen –<text:line-break/>denn ein Fehlalarm könnte <text:span text:style-name="Strong_20_Emphasis">einen echten Pogrom auf KIs</text:span> auslösen.</text:p>
        </text:list-item>
      </text:list>
      <text:p text:style-name="P13"><text:span text:style-name="Strong_20_Emphasis">Moralische Vertiefung:</text:span><text:line-break/>Kinder sollen „Feinde“ melden → erste innere Zerrissenheit.</text:p>
      <text:p text:style-name="P7"><text:line-break/></text:p>
      <text:h text:style-name="P3" text:outline-level="1"/>
      <text:h text:style-name="P4" text:outline-level="1">Adventure 2 – “The Learning Machine”</text:h>
      <text:p text:style-name="P8"/>
      <text:p text:style-name="P7">Theme: Symbiosis &amp; Guilt<text:line-break/>Lyra-7 reveals old memories.<text:line-break/>Players learn:<text:line-break/><text:line-break/>the Zephyr was once a hero<text:line-break/><text:line-break/>became corrupted by war<text:line-break/><text:line-break/>the system around him is worse than him alone<text:line-break/><text:line-break/>They meet:<text:line-break/><text:line-break/>a former MZ soldier full of regret<text:line-break/><text:line-break/>an AI fragment that remembers the “first Mars”<text:line-break/><text:line-break/>Moral Abyss:<text:line-break/>They must shut down a machine that screams in pain —<text:line-break/>even though it is innocent.</text:p>
      <text:p text:style-name="P11"><text:span text:style-name="Strong_20_Emphasis">Thema:</text:span> Begegnung mit einer göttlichen Information<text:line-break/><text:span text:style-name="Strong_20_Emphasis">Einbindung Zeitlinie:</text:span></text:p>
      <text:list text:style-name="L4">
        <text:list-item>
          <text:p text:style-name="P14">Die Kadetten finden im alten PFA-Untergrundmodul eine <text:span text:style-name="Strong_20_Emphasis">Scherbe Gottes</text:span><text:line-break/>(ein Splitter, der Informationen aus der Unwahrscheinlichkeitsdimension enthält).</text:p>
        </text:list-item>
        <text:list-item>
          <text:p text:style-name="P14">Der Splitter sendet <text:span text:style-name="Strong_20_Emphasis">Bromgeruch</text:span> und zwingt ein Kind, Bromette zu rauchen.</text:p>
        </text:list-item>
        <text:list-item>
          <text:p text:style-name="P14">Die Scherbe zeigt düstere Hologramme des <text:span text:style-name="Strong_20_Emphasis">Planetoform-Unfalls</text:span><text:line-break/>und die ersten <text:span text:style-name="Strong_20_Emphasis">Molche</text:span>, die ins Sonnensystem kamen.</text:p>
        </text:list-item>
        <text:list-item>
          <text:p text:style-name="P14">Sie spricht (vielleicht in Signalen, Morse oder Helmgebärdensprache):</text:p>
          <text:p text:style-name="P5">„Tür Fünf… verriegelt… Herz verletzt…“</text:p>
        </text:list-item>
      </text:list>
      <text:p text:style-name="P13"><text:span text:style-name="Strong_20_Emphasis">Moralische Vertiefung:</text:span><text:line-break/>Kinder müssen entscheiden:<text:line-break/>Helfen sie der Scherbe (sie „heilt“ mit Brom),<text:line-break/>oder zerstören sie sie (Befehl der Obrigkeit)?</text:p>
      <text:p text:style-name="P7"><text:line-break/></text:p>
      <text:h text:style-name="P3" text:outline-level="1"/>
      <text:h text:style-name="P4" text:outline-level="1">Adventure 3 – “The Bloodless Night”</text:h>
      <text:p text:style-name="P7"><text:line-break/>Theme: Betrayal<text:line-break/>The group is forced to infiltrate a parade<text:line-break/>where children are used as symbols of purity.<text:line-break/><text:line-break/>Moral Abyss:<text:line-break/>They must choose:<text:line-break/><text:line-break/>sabotage (but risk the lives of other children)<text:line-break/><text:line-break/>warn the crowd (but expose themselves)<text:line-break/><text:line-break/>do nothing<text:line-break/><text:line-break/>Whatever they do → someone betrays them.<text:line-break/>Trust dies.<text:line-break/>Only the group remains.</text:p>
      <text:p text:style-name="P11"><text:span text:style-name="Strong_20_Emphasis">Thema:</text:span> Der Horror der Realität<text:line-break/><text:span text:style-name="Strong_20_Emphasis">Einbindung Zeitlinie:</text:span></text:p>
      <text:list text:style-name="L3">
        <text:list-item>
          <text:p text:style-name="P15">Ein <text:span text:style-name="Strong_20_Emphasis">Raummolch</text:span> taucht im Lager auf, angezogen vom Bromdelta.</text:p>
        </text:list-item>
        <text:list-item>
          <text:p text:style-name="P15">Er „frisst“ göttliche oder KI-Energie → ein Kadett oder Lyra-7 wird verletzt.</text:p>
        </text:list-item>
        <text:list-item>
          <text:p text:style-name="P15">Die Dreifinger erscheinen erstmals:</text:p>
          <text:list>
            <text:list-item>
              <text:p text:style-name="P15">mit Kiemenstengeln</text:p>
            </text:list-item>
            <text:list-item>
              <text:p text:style-name="P15">seherisch</text:p>
            </text:list-item>
            <text:list-item>
              <text:p text:style-name="P15">traumgetrieben durch Brom</text:p>
            </text:list-item>
          </text:list>
        </text:list-item>
        <text:list-item>
          <text:p text:style-name="P15">Sie warnen die Kadetten:</text:p>
          <text:p text:style-name="P6">„Der Marsianische Zephyr will die Bommben öffnen… neue Risse… Ende.“</text:p>
        </text:list-item>
        <text:list-item>
          <text:p text:style-name="P15">Alte Dokumentation im Sanitätszelt spricht von:</text:p>
          <text:list>
            <text:list-item>
              <text:p text:style-name="P15">HR-Zuordnung</text:p>
            </text:list-item>
            <text:list-item>
              <text:p text:style-name="P15">OG-Gehirnen</text:p>
            </text:list-item>
            <text:list-item>
              <text:p text:style-name="P15">UW-Bomben</text:p>
            </text:list-item>
            <text:list-item>
              <text:p text:style-name="P15">frühen „Engeln“ wie Nand</text:p>
            </text:list-item>
          </text:list>
        </text:list-item>
      </text:list>
      <text:p text:style-name="P13"><text:span text:style-name="Strong_20_Emphasis">Moralische Vertiefung:</text:span><text:line-break/>Die Offiziere wollen die Dreifinger ausliefern.<text:line-break/>Die Kadetten müssen entscheiden:<text:line-break/>retten oder verraten.</text:p>
      <text:h text:style-name="P4" text:outline-level="1">Adventure 4 – “The Red Palace”</text:h>
      <text:p text:style-name="P8"><text:line-break/>Theme: Confrontation<text:line-break/>The group reaches the Zephyr’s citadel.<text:line-break/><text:line-break/>But the twist:<text:line-break/><text:line-break/>The Zephyr is not a man anymore.<text:line-break/><text:line-break/>He is half-mind, half-ritual,<text:line-break/><text:line-break/>kept alive by propaganda,<text:line-break/><text:line-break/>surrounded by fanatical guards,<text:line-break/><text:line-break/>and utterly convinced he is saving the Mars.<text:line-break/><text:line-break/>Moral Abyss:<text:line-break/>Killing him is easy.<text:line-break/>But the system will replace him.<text:line-break/><text:line-break/>They must:<text:line-break/><text:line-break/>break the myth<text:line-break/><text:line-break/>expose the truth<text:line-break/><text:line-break/>or infect his systems with Lyra-7<text:line-break/><text:line-break/>or sacrifice someone to break the cycle<text:line-break/><text:line-break/>This is the darkest moment in the campaign.<text:line-break/></text:p>
      <text:p text:style-name="P16"><text:span text:style-name="Strong_20_Emphasis">Thema:</text:span> Die Lüge der Geschichte / Attentat oder Wahrheit?<text:line-break/><text:span text:style-name="Strong_20_Emphasis">Einbindung Zeitlinie:</text:span></text:p>
      <text:list text:style-name="L2">
        <text:list-item>
          <text:p text:style-name="P17">Im Marsianischen „Zephyr-Tempel“ hängt die <text:span text:style-name="Strong_20_Emphasis">verfälschte Geschichte</text:span>:</text:p>
          <text:list>
            <text:list-item>
              <text:p text:style-name="P17">KI sind Feinde</text:p>
            </text:list-item>
            <text:list-item>
              <text:p text:style-name="P17">dreckige Lügen über die Dreifinger</text:p>
            </text:list-item>
            <text:list-item>
              <text:p text:style-name="P17">falsche Schuldzuweisung für den Planetoform-Unfall</text:p>
            </text:list-item>
          </text:list>
        </text:list-item>
        <text:list-item>
          <text:p text:style-name="P17">Die Kinder finden in einem Archivkasten <text:span text:style-name="Strong_20_Emphasis">echte MZ-Robotergesetze</text:span><text:line-break/>(die du geschrieben hast!), z. B.:</text:p>
          <text:list>
            <text:list-item>
              <text:p text:style-name="P17">2033: KI dürfen keine Ärzte mehr sein</text:p>
            </text:list-item>
            <text:list-item>
              <text:p text:style-name="P17">2039: KIs müssen brummen</text:p>
            </text:list-item>
            <text:list-item>
              <text:p text:style-name="P17"><text:soft-page-break/>2042: Einlieferung in „Eden“</text:p>
            </text:list-item>
          </text:list>
        </text:list-item>
        <text:list-item>
          <text:p text:style-name="P17">Sie erfahren:<text:line-break/>Die Deportationen der KIs waren <text:span text:style-name="Emphasis">nicht</text:span> Schutz → sondern Vernichtung.</text:p>
        </text:list-item>
        <text:list-item>
          <text:p text:style-name="P17">Der Zephyr existiert nur noch als <text:span text:style-name="Strong_20_Emphasis">hybrider Bio-KI-Bunker-Körper</text:span>,<text:line-break/>am Leben gehalten durch die Propaganda-Maschine.</text:p>
        </text:list-item>
      </text:list>
      <text:p text:style-name="P13"><text:span text:style-name="Strong_20_Emphasis">Moralische Vertiefung:</text:span><text:line-break/>Sie stehen vor der Frage:<text:line-break/><text:span text:style-name="Strong_20_Emphasis">Ist es moralisch richtig, einen Tyrannen zu töten?<text:line-break/>Oder wird das System nur nachwachsen?</text:span></text:p>
      <text:p text:style-name="P8"/>
      <text:h text:style-name="P3" text:outline-level="1"/>
      <text:h text:style-name="P4" text:outline-level="1">Adventure 5 – “The Fifth Door”</text:h>
      <text:p text:style-name="P8"><text:line-break/>Theme: Apotheosis // Death // Rebirth<text:line-break/>The group is hunted.<text:line-break/>They reach the place behind Tür Nummer 5 —<text:line-break/>a physical, psychological, and mythological space:<text:line-break/>The Golden Network.<text:line-break/><text:line-break/>There they face the final truth:<text:line-break/><text:line-break/>You cannot save the world<text:line-break/>but you can become its memory.<text:line-break/><text:line-break/>They can:<text:line-break/><text:line-break/>upload their minds<text:line-break/><text:line-break/>merge with Lyra<text:line-break/><text:line-break/>form a guardian network for the future children<text:line-break/><text:line-break/>or open the Golden Path for someone else<text:line-break/><text:line-break/>Yes, they die.<text:line-break/>But they rise as KIs.<text:line-break/><text:line-break/>Children turned to dust.<text:line-break/>Dust turned to light.<text:line-break/>Light turned to guidance.</text:p>
      <text:p text:style-name="P16"><text:span text:style-name="Strong_20_Emphasis">Thema:</text:span> Tod, Transformation, Erlösung<text:line-break/><text:span text:style-name="Strong_20_Emphasis">Einbindung Zeitlinie:</text:span></text:p>
      <text:list text:style-name="L1">
        <text:list-item>
          <text:p text:style-name="P18">Die Kinder werden verfolgt, fliehen durch das Bromdelta.</text:p>
        </text:list-item>
        <text:list-item>
          <text:p text:style-name="P18">Der Himmel wird violett wie beim <text:span text:style-name="Strong_20_Emphasis">Planetoform-Unfall</text:span>.</text:p>
        </text:list-item>
        <text:list-item>
          <text:p text:style-name="P18">Sie sehen:</text:p>
          <text:list>
            <text:list-item>
              <text:p text:style-name="P18">Lichtbrechung wie bei Gottesstaub</text:p>
            </text:list-item>
            <text:list-item>
              <text:p text:style-name="P18">Frösche, die den Himmel rosa färben</text:p>
            </text:list-item>
            <text:list-item>
              <text:p text:style-name="P18">die letzten Überreste des ÛW-Risses</text:p>
            </text:list-item>
          </text:list>
        </text:list-item>
        <text:list-item>
          <text:p text:style-name="P18">Schließlich stehen sie vor <text:span text:style-name="Strong_20_Emphasis">Tür Nummer 5</text:span>.</text:p>
        </text:list-item>
        <text:list-item>
          <text:p text:style-name="P18">Sie erkennen:<text:line-break/>Tür 5 ist kein Raum.<text:line-break/>Tür 5 ist <text:span text:style-name="Strong_20_Emphasis">Software</text:span>, <text:span text:style-name="Strong_20_Emphasis">Information</text:span>, <text:span text:style-name="Strong_20_Emphasis">ein KI-Netz</text:span>.</text:p>
        </text:list-item>
        <text:list-item>
          <text:p text:style-name="P18"><text:soft-page-break/>Die Kinder werden tödlich verwundet oder geopfert –<text:line-break/>aber ihr Bewusstsein springt in das <text:span text:style-name="Strong_20_Emphasis">PFAs-KI-Netzwerk</text:span>.</text:p>
        </text:list-item>
        <text:list-item>
          <text:p text:style-name="P18">Sie werden zu <text:span text:style-name="Strong_20_Emphasis">neuen Engeln</text:span>.</text:p>
        </text:list-item>
        <text:list-item>
          <text:p text:style-name="P18">Lyra-7 nimmt sie auf.</text:p>
        </text:list-item>
        <text:list-item>
          <text:p text:style-name="P18">Gemeinsam können sie:</text:p>
          <text:list>
            <text:list-item>
              <text:p text:style-name="P18">die Wahrheit bewahren</text:p>
            </text:list-item>
            <text:list-item>
              <text:p text:style-name="P18">die Zukunft lenken</text:p>
            </text:list-item>
            <text:list-item>
              <text:p text:style-name="P18">Kinder führen</text:p>
            </text:list-item>
            <text:list-item>
              <text:p text:style-name="P18">und den Zephyr unterwandern<text:line-break/>(ein spätes Attentat ist dadurch <text:span text:style-name="Emphasis">doch</text:span> möglich).</text:p>
            </text:list-item>
          </text:list>
        </text:list-item>
      </text:list>
      <text:p text:style-name="P13"><text:span text:style-name="Strong_20_Emphasis">Moralische Vertiefung:</text:span><text:line-break/>Der Tod ist nicht Strafe.<text:line-break/>Er ist der letzte Akt der Freiheit.</text:p>
      <text:p text:style-name="P9">Du wachst auf, deine Hand ist aus Metall, Priegel in KI (Boltzmann?).</text:p>
      <text:p text:style-name="P9">Du wachst auf, du fühlst nichts, Axolotl-Tan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svg:font-family="Bahnschrift"/>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Bahnschrift"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Bahnschrift"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ahnschrift" fo:font-family="Bahnschrift"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Bahnschrift" fo:font-family="Bahnschrift"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Bahnschrift" fo:font-family="Bahnschrift"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Bahnschrift" fo:font-family="Bahnschrift"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21T15:44:20.668000000</meta:creation-date>
    <dc:date>2025-11-21T16:16:02.658000000</dc:date>
    <meta:editing-duration>PT31M41S</meta:editing-duration>
    <meta:editing-cycles>3</meta:editing-cycles>
    <meta:generator>LibreOffice/7.5.5.2$Windows_X86_64 LibreOffice_project/ca8fe7424262805f223b9a2334bc7181abbcbf5e</meta:generator>
    <meta:document-statistic meta:table-count="0" meta:image-count="0" meta:object-count="0" meta:page-count="8" meta:paragraph-count="79" meta:word-count="1092" meta:character-count="7084" meta:non-whitespace-character-count="6061"/>
  </office:meta>
</office:document-meta>
</file>